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587cm"/>
          <style:tab-stop style:position="8.255cm" style:type="center"/>
          <style:tab-stop style:position="16.002cm" style:type="right"/>
          <style:tab-stop style:position="16.51cm" style:type="right"/>
        </style:tab-stops>
      </style:paragraph-properties>
    </style:style>
    <style:style style:name="P2" style:family="paragraph" style:parent-style-name="Header">
      <style:text-properties fo:font-size="10pt" style:font-size-asian="10pt" style:font-size-complex="10pt"/>
    </style:style>
    <style:style style:name="P3" style:family="paragraph" style:parent-style-name="Action">
      <style:text-properties fo:font-size="10pt" style:font-size-asian="10pt" style:font-size-complex="10pt"/>
    </style:style>
    <style:style style:name="P4" style:family="paragraph" style:parent-style-name="Action">
      <style:paragraph-properties fo:break-before="page"/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Myriad Roman" fo:font-size="60pt" fo:font-style="italic" fo:font-weight="bold" style:font-size-asian="60pt" style:font-style-asian="italic" style:font-weight-asian="bold" style:font-name-complex="Myriad Roman" style:font-size-complex="60pt" style:font-style-complex="italic" style:font-weight-complex="bold"/>
    </style:style>
    <style:style style:name="P9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.635cm" fo:text-align="center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LUGLINE" style:master-page-name="Convert_20_1">
      <style:paragraph-properties style:page-number="1"/>
    </style:style>
    <style:style style:name="P12" style:family="paragraph" style:parent-style-name="Standard" style:master-page-name="First_20_Page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Courier New" style:font-size-asian="10pt" style:font-size-complex="10pt"/>
    </style:style>
    <style:style style:name="T3" style:family="text">
      <style:text-properties style:font-name-asian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8">Plaga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7">Escrito por:</text:p>
      <text:p text:style-name="P7">Manuel Ospina</text:p>
      <text:p text:style-name="P7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9"/>
      <text:p text:style-name="P11">capítulo 1</text:p>
      <text:p text:style-name="SLUGLINE">FADE IN:</text:p>
      <text:p text:style-name="SLUGLINE">ext. Espacio</text:p>
      <text:p text:style-name="Action">Las naves se acercan y rodean un planeta.</text:p>
      <text:p text:style-name="SLUGLINE">Cut to</text:p>
      <text:p text:style-name="Action">Con el planeta al fondo, se ve una nave militar en primer plano. La nave avanza dejando caer pequeños robots redondeados que entran en la atmósfera del planeta.</text:p>
      <text:p text:style-name="SLUGLINE">Cut to</text:p>
      <text:p text:style-name="Action">CLOSE UP en la compuerta que se abre y deja caer uno de los ROBOTS EXPLORADORES.</text:p>
      <text:p text:style-name="SLUGLINE">Cut to</text:p>
      <text:p text:style-name="Action">POV DEL ROBOT que cae hacia el planeta atravezando la atmósfera, las nuves y mostrando un panorama de la superficie del planeta </text:p>
      <text:p text:style-name="SLUGLINE">EXT.<text:span text:style-name="T3"> desierto </text:span>-<text:span text:style-name="T3"> </text:span>Día</text:p>
      <text:p text:style-name="Action">A lo lejos se ven los GEKIS caminando aleatoriamente. Entran y salen de construcciones extrañas que parecen hechas de arena.</text:p>
      <text:p text:style-name="Character_20_Name">Narrador (V.O)</text:p>
      <text:p text:style-name="Dialogue">A pesar de lo que esperabamos no eran seres tan diferentes a nosotros.</text:p>
      <text:p text:style-name="SLUGLINE">Close in </text:p>
      <text:p text:style-name="Action">Un Geki mira a la cámara, luego mira al frente y sale caminando.</text:p>
      <text:p text:style-name="Character_20_Name">Narrador (VO)</text:p>
      <text:p text:style-name="Dialogue">No entiendo por qué los exploradores nunca trajeron imágenes de los habitantes de la nueva tierra. ¿Las escondían acaso?</text:p>
      <text:p text:style-name="SLUGLINE"><text:soft-page-break/>zoom out</text:p>
      <text:p text:style-name="Action">La cámara se aleja mostrando aun el planeta de los Gekis hasta mostrar que todo lo sucedido ha sido mostrado en una pantalla gigante.</text:p>
      <text:p text:style-name="SLUGLINE">Cut to</text:p>
      <text:p text:style-name="SLUGLINE">Int corredor en la nave residente III</text:p>
      <text:p text:style-name="Action">Una pantalla gigante muestra imágenes del planeta de los Gekis. Bajo la pantalla hay una puerta por donde pasa un masa de gente protestando con pancartas que dicen: “No Somos Una Plaga” “No al consumo”.</text:p>
      <text:p text:style-name="Character_20_Name">Narrador (VO)</text:p>
      <text:p text:style-name="Dialogue">Escondiendo las imágenes no servirá para acallar las protestas que se inician cada vez que consumimos un nuevo planeta.</text:p>
      <text:p text:style-name="Action">La protesta avanza por el corredor. </text:p>
      <text:p text:style-name="Action">ZOOM IN </text:p>
      <text:p text:style-name="Action"/>
      <text:p text:style-name="Action">KIMI, una mujer de cabello negro, delgada y facciones finas, avanza con el resto.</text:p>
      <text:p text:style-name="Character_20_Name">Narrador (VO)</text:p>
      <text:p text:style-name="Dialogue">A mi no me importa. Pero a Kimi si. Ella siempre va a esas reuniones y manifestaciones.</text:p>
      <text:p text:style-name="Action">ZOOM OUT</text:p>
      <text:p text:style-name="Action">La protesta avanza por el corredor hasta desaparecer. La camara se mueve en la dirección contraria mostrando puertas, carteles de propaganda y más corredores. Una puerta se abre dejando pasar a la cámara.</text:p>
      <text:p text:style-name="Action">La cámara se detiene frente a una puerta.</text:p>
      <text:p text:style-name="SLUGLINE">Cut to</text:p>
      <text:p text:style-name="SLUGLINE"><text:soft-page-break/>Int. Apartamento del narrador</text:p>
      <text:p text:style-name="Action">Una sala comedor simple, futurista. Los cuadros en la pantalla cambian de imagen frecuentemente. </text:p>
      <text:p text:style-name="Character_20_Name">Narrador (VO)</text:p>
      <text:p text:style-name="Dialogue">Espero que no decida quedarse en uno de los planetas. Yo no podría seguirla. ¿Qué se yo de cultivar la tierra?</text:p>
      <text:p text:style-name="SLUGLINE">Int. Pieza del narrador</text:p>
      <text:p text:style-name="Action">Hay una cama doble, mesas de noche con lamparas futuristas y un cuadro que cambia de imágenes. El narrador está escribiendo al fondo de la habitación. La cámara se acerca a él.</text:p>
      <text:p text:style-name="Character_20_Name">Narrador (vo)</text:p>
      <text:p text:style-name="Dialogue">¿Por qué piensan que esta vez si va a funcionar? No funcionó en el planeta original –la mítica tierra– ni en el segundo planeta que habitamos.</text:p>
      <text:p text:style-name="SLUGLINE">Close up en la tableta donde escribe el narrador</text:p>
      <text:p text:style-name="Character_20_Name">Narrador (VO)</text:p>
      <text:p text:style-name="Dialogue">No creo poder seguirte si decides quedarte</text:p>
      <text:p text:style-name="P3"/>
      <text:p text:style-name="Transition">FADE<text:span text:style-name="T3"> </text:span>OU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Roman" svg:font-family="'Myriad Roman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Courier New" fo:font-size="12pt" fo:language="en" fo:country="US" style:font-name-asian="Times New Roman" style:font-size-asian="12pt" style:font-name-complex="Courier New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Normal_20_Indent" style:default-outline-level="3" style:class="text">
      <style:paragraph-properties fo:margin-left="0.635cm" fo:margin-right="0cm" fo:text-indent="0cm" style:auto-text-indent="false"/>
      <style:text-properties style:font-name="Tms Rmn" fo:font-weight="bold" style:font-weight-asian="bold" style:font-name-complex="Times New Roman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762cm" fo:margin-right="0cm" fo:margin-top="0cm" fo:margin-bottom="0.423cm" fo:text-indent="-0.762cm" style:auto-text-indent="false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</style:style>
    <style:style style:name="Action" style:family="paragraph" style:parent-style-name="Standard">
      <style:paragraph-properties fo:margin-top="0.423cm" fo:margin-bottom="0cm" fo:keep-together="always"/>
    </style:style>
    <style:style style:name="Show_20_Title" style:display-name="Show Title" style:family="paragraph" style:parent-style-name="Standard">
      <style:paragraph-properties fo:margin-top="0cm" fo:margin-bottom="0.423cm" fo:text-align="center" style:justify-single-word="false"/>
      <style:text-properties fo:text-transform="uppercase" style:text-underline-style="solid" style:text-underline-width="auto" style:text-underline-color="font-color" style:text-underline-mode="skip-white-space" style:text-overline-mode="skip-white-space" style:text-line-through-mode="skip-white-space"/>
    </style:style>
    <style:style style:name="Dialogue" style:family="paragraph" style:parent-style-name="Standard" style:next-style-name="Action">
      <style:paragraph-properties fo:margin-left="3.81cm" fo:margin-right="2.54cm" fo:keep-together="always" fo:text-indent="0cm" style:auto-text-indent="false"/>
    </style:style>
    <style:style style:name="Setting" style:family="paragraph" style:parent-style-name="Action" style:next-style-name="Action">
      <style:paragraph-properties fo:keep-with-next="always"/>
      <style:text-properties fo:text-transform="uppercase"/>
    </style:style>
    <style:style style:name="parenthetical" style:family="paragraph" style:parent-style-name="Dialogue" style:next-style-name="Dialogue">
      <style:paragraph-properties fo:margin-left="5.334cm" fo:margin-right="3.81cm" fo:text-indent="-0.254cm" style:auto-text-indent="false" fo:keep-with-next="always"/>
    </style:style>
    <style:style style:name="Transition" style:family="paragraph" style:parent-style-name="Action" style:next-style-name="Setting">
      <style:paragraph-properties fo:margin-left="11.43cm" fo:margin-right="0cm" fo:text-indent="0cm" style:auto-text-indent="false"/>
      <style:text-properties fo:text-transform="uppercase"/>
    </style:style>
    <style:style style:name="Ending" style:family="paragraph" style:parent-style-name="Standard">
      <style:paragraph-properties fo:margin-top="0.423cm" fo:margin-bottom="0cm" fo:text-align="center" style:justify-single-word="false"/>
      <style:text-properties fo:text-transform="uppercase" style:text-underline-style="solid" style:text-underline-width="auto" style:text-underline-color="font-color"/>
    </style:style>
    <style:style style:name="Character_20_Name" style:display-name="Character Name" style:family="paragraph" style:parent-style-name="Setting" style:next-style-name="Dialogue">
      <style:paragraph-properties fo:margin-left="6.35cm" fo:margin-right="2.54cm" fo:text-indent="0cm" style:auto-text-indent="false"/>
      <style:text-properties fo:font-size="12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SLUGLINE" style:family="paragraph" style:parent-style-name="Action" style:next-style-name="Action">
      <style:paragraph-properties fo:keep-with-next="always"/>
      <style:text-properties fo:text-transform="uppercase" fo:font-size="12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fo:font-weight="bold" style:font-size-asian="8pt" style:font-weight-asian="bold" style:font-size-complex="8pt" style:font-weight-complex="bold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.587cm"/>
          <style:tab-stop style:position="8.255cm" style:type="center"/>
          <style:tab-stop style:position="16.002cm" style:type="right"/>
          <style:tab-stop style:position="16.51cm" style:type="right"/>
        </style:tab-stops>
      </style:paragraph-properties>
    </style:style>
    <style:style style:name="MP2" style:family="paragraph" style:parent-style-name="Head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font-name-asian="Courier New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48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2.54cm" fo:margin-left="3.048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X-MEN:</text:span><text:span text:style-name="MT2"> </text:span><text:span text:style-name="MT1">EVOLUTION:</text:span><text:span text:style-name="MT2"> </text:span><text:span text:style-name="MT1">"Spykecam":</text:span><text:span text:style-name="MT2"> </text:span><text:span text:style-name="MT1">Marx</text:span><text:span text:style-name="MT2"> </text:span><text:span text:style-name="MT1">&amp;</text:span><text:span text:style-name="MT2"> </text:span><text:span text:style-name="MT1">Littlejohn</text:span><text:span text:style-name="MT2"> <text:s text:c="20"/></text:span><text:span text:style-name="MT1"><text:page-number text:select-page="current">4</text:page-number></text:span><text:span text:style-name="MT1">.</text:span></text:p>
        <text:p text:style-name="MP1"><text:span text:style-name="MT1">copyright:</text:span><text:span text:style-name="MT2"> </text:span><text:span text:style-name="MT1">Marvel</text:span><text:span text:style-name="MT2"> </text:span><text:span text:style-name="MT1">Entertainment</text:span></text:p>
      </style:header>
    </style:master-page>
    <style:master-page style:name="First_20_Page" style:display-name="First Page" style:page-layout-name="Mpm2" style:next-style-name="Standard">
      <style:header>
        <text:p text:style-name="MP2"><text:tab/><text:tab/></text:p>
      </style:header>
      <style:footer>
        <text:p text:style-name="Footer"/>
      </style:footer>
    </style:master-page>
    <style:master-page style:name="First_20_convert_20_1" style:display-name="First convert 1" style:page-layout-name="Mpm3" style:next-style-name="Convert_20_1">
      <style:header>
        <text:p text:style-name="MP2"><text:tab/><text:tab/></text:p>
      </style:header>
      <style:footer>
        <text:p text:style-name="Footer"/>
      </style:footer>
    </style:master-page>
    <style:master-page style:name="Convert_20_1" style:display-name="Convert 1" style:page-layout-name="Mpm4">
      <style:header>
        <text:p text:style-name="MP1"><text:span text:style-name="MT1">Plaga:</text:span><text:span text:style-name="MT2"> </text:span><text:span text:style-name="MT1">"Capítulo 02":</text:span><text:span text:style-name="MT2"> Manuel Ospina <text:s text:c="20"/></text:span><text:span text:style-name="MT1"><text:page-number text:select-page="current">2</text:page-number></text:span><text:span text:style-name="MT1">.</text:span></text:p>
        <text:p text:style-name="MP1"><text:span text:style-name="MT1">copyright:</text:span><text:span text:style-name="MT2"> </text:span><text:span text:style-name="MT1">M Open Studi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IMATION</dc:title>
    <meta:initial-creator>Christy Marx</meta:initial-creator>
    <meta:creation-date>2006-10-23T10:05:00</meta:creation-date>
    <dc:creator>Manuel Ospina</dc:creator>
    <dc:date>2012-11-28T17:37:05</dc:date>
    <meta:print-date>2001-10-14T21:35:00</meta:print-date>
    <meta:editing-cycles>8</meta:editing-cycles>
    <meta:editing-duration>P1DT9H29M33S</meta:editing-duration>
    <meta:generator>LibreOffice/3.4$Unix LibreOffice_project/340m1$Build-502</meta:generator>
    <meta:document-statistic meta:table-count="0" meta:image-count="0" meta:object-count="0" meta:page-count="6" meta:paragraph-count="55" meta:word-count="488" meta:character-count="2823" meta:non-whitespace-character-count="2339"/>
    <meta:user-defined meta:name="Info 1"/>
    <meta:user-defined meta:name="Info 2"/>
    <meta:user-defined meta:name="Info 3"/>
    <meta:user-defined meta:name="Info 4"/>
  </office:meta>
</office:document-meta>
</file>